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2510e9" officeooo:paragraph-rsid="002510e9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5710e" officeooo:paragraph-rsid="0025710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72ebe" officeooo:paragraph-rsid="00272eb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25710e" officeooo:paragraph-rsid="0025710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272ebe" officeooo:paragraph-rsid="00272eb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officeooo:paragraph-rsid="002510e9" style:font-size-asian="14pt" style:font-size-complex="14pt"/>
    </style:style>
    <style:style style:name="T1" style:family="text">
      <style:text-properties officeooo:rsid="002510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{ object.properties.name }}</text:p>
      <text:p text:style-name="P7"><text:span text:style-name="T1">{{ object.properties.city }}</text:span></text:p>
      <text:p text:style-name="P2"/>
      <text:p text:style-name="P2"/>
      <text:p text:style-name="P3">Description :</text:p>
      <text:p text:style-name="P5"/>
      <text:p text:style-name="P5">{{ object.properties.description }}</text:p>
      <text:p text:style-name="P5"/>
      <text:p text:style-name="P4">Informations pratiques :</text:p>
      <text:p text:style-name="P6"/>
      <text:p text:style-name="P6">{{ object.properties.access 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7:08:48.358587475</meta:creation-date>
    <dc:date>2019-07-30T16:51:10.901226983</dc:date>
    <meta:editing-duration>PT46M55S</meta:editing-duration>
    <meta:editing-cycles>12</meta:editing-cycles>
    <meta:generator>LibreOffice/6.2.4.2$MacOSX_X86_64 LibreOffice_project/2412653d852ce75f65fbfa83fb7e7b669a126d64</meta:generator>
    <meta:document-statistic meta:table-count="0" meta:image-count="0" meta:object-count="0" meta:page-count="1" meta:paragraph-count="6" meta:word-count="17" meta:character-count="158" meta:non-whitespace-character-count="147"/>
  </office:meta>
</office:document-meta>
</file>